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1269000007476B667278.svm" manifest:media-type=""/>
  <manifest:file-entry manifest:full-path="Pictures/200000010000014F00000124CDD19E6C.svm" manifest:media-type=""/>
  <manifest:file-entry manifest:full-path="Pictures/20000001000001B00000012D6746B6E6.svm" manifest:media-type=""/>
  <manifest:file-entry manifest:full-path="Pictures/20000001000001C500000131B8384A20.svm" manifest:media-type=""/>
  <manifest:file-entry manifest:full-path="Pictures/200000010000017D000000D4CB37E4F5.svm" manifest:media-type=""/>
  <manifest:file-entry manifest:full-path="Pictures/200000020000010B000000CBBBA1390D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latex§\begin{align*}&#10;i_D&amp;=I_S \left(e^{\frac{v_D}{n V_T}}-1 \right)\\&#10;C_D&amp;=\frac{\tau}{V_T} I_S e^{\frac{v_D}{n V_T}}+\frac{C_{j0}}{\left(1-\frac{v_D}{V_0} \right)^n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3cm" svg:height="2.811cm" svg:x="0.345cm" svg:y="1.175cm">
          <draw:image xlink:href="Pictures/200000020000010B000000CBBBA1390D.eps" xlink:type="simple" xlink:show="embed" xlink:actuate="onLoad">
            <text:p/>
          </draw:image>
        </draw:frame>
        <draw:frame draw:style-name="gr2" draw:layer="layout" svg:width="0.538cm" svg:height="0.469cm" svg:x="1.052cm" svg:y="2.35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9cm" svg:height="0.751cm" svg:x="0.335cm" svg:y="0.31cm">
          <draw:text-box>
            <text:p text:style-name="P2"><text:span text:style-name="T1">ڈایوڈ</text:span></text:p>
          </draw:text-box>
        </draw:frame>
        <draw:frame draw:style-name="gr3" draw:text-style-name="P3" draw:layer="layout" svg:width="2.026cm" svg:height="0.751cm" svg:x="1.467cm" svg:y="0.302cm">
          <draw:text-box>
            <text:p text:style-name="P2"><text:span text:style-name="T1">سپائث ریاضی نمونہ</text:span></text:p>
          </draw:text-box>
        </draw:frame>
        <draw:frame draw:style-name="gr4" draw:text-style-name="P1" draw:layer="layout" svg:width="0.456cm" svg:height="0.253cm" svg:x="2.714cm" svg:y="3.03cm">
          <draw:image xlink:href="Pictures/200000010000017D000000D4CB37E4F5.svm" xlink:type="simple" xlink:show="embed" xlink:actuate="onLoad">
            <text:p/>
          </draw:image>
        </draw:frame>
        <draw:frame draw:style-name="gr3" draw:text-style-name="P4" draw:layer="layout" svg:width="0.748cm" svg:height="0.729cm" svg:x="2.568cm" svg:y="2.414cm">
          <draw:text-box>
            <text:p><text:span text:style-name="T2">+</text:span></text:p>
          </draw:text-box>
        </draw:frame>
        <draw:frame draw:style-name="gr3" draw:text-style-name="P4" draw:layer="layout" svg:width="0.642cm" svg:height="0.729cm" svg:x="2.621cm" svg:y="3.15cm">
          <draw:text-box>
            <text:p><text:span text:style-name="T2">-</text:span></text:p>
          </draw:text-box>
        </draw:frame>
        <draw:frame draw:style-name="gr5" draw:text-style-name="P1" draw:layer="layout" svg:width="0.542cm" svg:height="0.365cm" svg:x="4.021cm" svg:y="2.975cm">
          <draw:image xlink:href="Pictures/20000001000001C500000131B8384A20.svm" xlink:type="simple" xlink:show="embed" xlink:actuate="onLoad">
            <text:p/>
          </draw:image>
        </draw:frame>
        <draw:frame draw:style-name="gr6" draw:text-style-name="P1" draw:layer="layout" svg:width="0.517cm" svg:height="0.36cm" svg:x="1.723cm" svg:y="1.841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01cm" svg:height="0.349cm" svg:x="1.718cm" svg:y="2.956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draw:layer="layout" svg:width="3.77cm" svg:height="1.49cm" svg:x="4.356cm" svg:y="0.954cm">
          <draw:image xlink:href="Pictures/2000000100001269000007476B66727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1:18.436466855</dc:date>
    <meta:editing-duration>PT15M48S</meta:editing-duration>
    <meta:editing-cycles>3</meta:editing-cycles>
    <meta:generator>LibreOffice/4.2.8.2$Linux_x86 LibreOffice_project/420m0$Build-2</meta:generator>
    <meta:document-statistic meta:object-count="11"/>
  </office:meta>
</office:document-meta>
</file>

<file path=Object 7/content.xml><?xml version="1.0" encoding="utf-8"?>
<math xmlns="http://www.w3.org/1998/Math/MathML">
  <semantics>
    <mo stretchy="false">≡</mo>
    <annotation encoding="StarMath 5.0">%identical</annotation>
  </semantics>
</math>
</file>